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39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c4bb8" officeooo:paragraph-rsid="000c4bb8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f4fe8" officeooo:paragraph-rsid="000f4fe8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f4fe8" officeooo:paragraph-rsid="000f4fe8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b329" officeooo:paragraph-rsid="0013b329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a341" officeooo:paragraph-rsid="0014a341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officeooo:paragraph-rsid="000dceee"/>
    </style:style>
    <style:style style:name="P13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officeooo:rsid="000e7d10" officeooo:paragraph-rsid="000e7d10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d02b3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d02b3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dcee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dcee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f4fe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f4fe8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d02b3" style:text-blinking="false" fo:background-color="#ffff00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dceee" style:text-blinking="false" fo:background-color="#ffff00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#ffff00" loext:char-shading-value="0"/>
    </style:style>
    <style:style style:name="T14" style:family="text">
      <style:text-properties fo:font-weight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0e7d10"/>
    </style:style>
    <style:style style:name="T18" style:family="text">
      <style:text-properties officeooo:rsid="000f4fe8"/>
    </style:style>
    <style:style style:name="T19" style:family="text">
      <style:text-properties officeooo:rsid="0010ba4d"/>
    </style:style>
    <style:style style:name="T20" style:family="text">
      <style:text-properties officeooo:rsid="001269c4"/>
    </style:style>
    <style:style style:name="T21" style:family="text">
      <style:text-properties officeooo:rsid="0013b329"/>
    </style:style>
    <style:style style:name="T22" style:family="text">
      <style:text-properties officeooo:rsid="0014a34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)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style:num-suffix=")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63f1413-f04d-aa0a-11a4-0f9d1ce959cc"/>Guided Reading in CODE</text:p>
      <text:p text:style-name="P2"><text:span text:style-name="T1">The reading in </text:span><text:span text:style-name="T2">Code </text:span><text:span text:style-name="T1">builds up to how we can use binary and transistors to build a computer. Essentially the history of representing information using alternative methods such as Morse code and Braille, were technology breakthroughs. Automating alternative information representations with electricity continued this progress.</text:span></text:p>
      <text:p text:style-name="Text_20_body"/>
      <text:p text:style-name="P3">Keep reading...</text:p>
      <text:p text:style-name="Text_20_body"/>
      <text:p text:style-name="P4">Chapter 11</text:p>
      <text:list xml:id="list5435266178573119287" text:style-name="L1">
        <text:list-item>
          <text:p text:style-name="P5">Briefly describe the four gates explained in Chapter 11. Describe the behavior of each gate based on the input values to the gate.</text:p>
          <text:list>
            <text:list-item>
              <text:p text:style-name="P7"><text:span text:style-name="T16">AND</text:span> gate is a gate that has 2 inputs and one out put. A light bulb (output) is only lit when <text:span text:style-name="T15">both</text:span> relays (inputs) are triggered. <text:span text:style-name="T18">If either input is turned on (but not both) the lightbulb(output) turns off. </text:span></text:p>
            </text:list-item>
            <text:list-item>
              <text:p text:style-name="P7"><text:span text:style-name="T16">OR</text:span> gate is a gate that has 2 inputs and one output. A light bulb (output) is only lit when one <text:span text:style-name="T15">or</text:span> the other relays (inputs) are triggered. <text:span text:style-name="T17">Or if both inputs are triggered. </text:span><text:s/></text:p>
            </text:list-item>
            <text:list-item>
              <text:p text:style-name="P12"><text:span text:style-name="T11">N</text:span><text:span text:style-name="T12">OR</text:span><text:span text:style-name="T8"> </text:span><text:span text:style-name="T10">(opposite of OR)</text:span><text:span text:style-name="T6"> </text:span><text:span text:style-name="T5">gate is a gate that has 2 inputs and one output. When both of the inputs are </text:span><text:span text:style-name="T7">off</text:span><text:span text:style-name="T5">, the lightbulb </text:span><text:span text:style-name="T9">(output)</text:span><text:span text:style-name="T5"> turn</text:span><text:span text:style-name="T7">s</text:span><text:span text:style-name="T5"> on. </text:span><text:span text:style-name="T7">If both inputs are turned on the lightbulb </text:span><text:span text:style-name="T9">(output)</text:span><text:span text:style-name="T7"> turns off.</text:span></text:p>
            </text:list-item>
            <text:list-item>
              <text:p text:style-name="P13"><text:span text:style-name="T12">N</text:span><text:span text:style-name="T13">AND</text:span><text:span text:style-name="T4"> (opposite of AND) gate is a gate that has 2 inputs and one output. It is a gate when </text:span><text:span text:style-name="T3">both</text:span><text:span text:style-name="T4"> inputs are </text:span><text:span text:style-name="T9">on</text:span><text:span text:style-name="T4"> the lightbulb </text:span><text:span text:style-name="T9">(output)</text:span><text:span text:style-name="T4"> turns off. </text:span><text:span text:style-name="T9">When one or the other inputs is turned on (but not both) the lightbulb(output) turns on. </text:span></text:p>
            </text:list-item>
          </text:list>
        </text:list-item>
      </text:list>
      <text:p text:style-name="P4">Chapter 12 </text:p>
      <text:list xml:id="list585382944885815320" text:style-name="L2">
        <text:list-item>
          <text:p text:style-name="P6">A half adder is built from how many "sub components" and has how many inputs and outputs?</text:p>
          <text:list>
            <text:list-item>
              <text:p text:style-name="P8">Sub components: <text:span text:style-name="T19">(2) XOR &amp; AND </text:span></text:p>
            </text:list-item>
            <text:list-item>
              <text:p text:style-name="P8">Inputs: <text:span text:style-name="T19">2</text:span></text:p>
            </text:list-item>
            <text:list-item>
              <text:p text:style-name="P8">Outputs: <text:span text:style-name="T19">1 </text:span></text:p>
            </text:list-item>
          </text:list>
        </text:list-item>
        <text:list-item>
          <text:p text:style-name="P6">A full adder is built from how many "sub components" and has how many inputs and outputs?</text:p>
          <text:list>
            <text:list-item>
              <text:p text:style-name="P8">Sub components: <text:span text:style-name="T20">(3) 2 half adders, 1 OR gate</text:span></text:p>
            </text:list-item>
            <text:list-item>
              <text:p text:style-name="P8">Inputs: <text:span text:style-name="T21">4</text:span></text:p>
            </text:list-item>
            <text:list-item>
              <text:p text:style-name="P8">Outputs: <text:span text:style-name="T22">2</text:span></text:p>
            </text:list-item>
          </text:list>
        </text:list-item>
      </text:list>
      <text:p text:style-name="P9"/>
      <text:list xml:id="list164535314230584" text:continue-numbering="true" text:style-name="L2">
        <text:list-item>
          <text:p text:style-name="P6"><text:soft-page-break/>How many total inputs and outputs are there for an 8-bit adding circuit?</text:p>
          <text:list>
            <text:list-item>
              <text:p text:style-name="P10">We need 8 full adders for our 8-bit adding machine. </text:p>
            </text:list-item>
            <text:list-item>
              <text:p text:style-name="P10">Inputs: <text:span text:style-name="T22">32 </text:span></text:p>
            </text:list-item>
            <text:list-item>
              <text:p text:style-name="P11">Outputs: 16</text:p>
            </text:list-item>
          </text:list>
        </text:list-item>
        <text:list-item>
          <text:p text:style-name="P6">How many total transistors are needed for the ripple version of the 8-bit adder?</text:p>
          <text:list>
            <text:list-item>
              <text:p text:style-name="P11">144 ! and even more if you replace the ripple carry with a look-ahead carry. </text:p>
            </text:list-item>
          </text:list>
        </text:list-item>
      </text:list>
      <text:p text:style-name="Text_20_body"/>
      <text:p text:style-name="P4">Chapter 13</text:p>
      <text:p text:style-name="Text_20_body"><text:span text:style-name="T1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5:12:55.210215793</meta:creation-date>
    <dc:date>2017-11-24T16:45:34.952398877</dc:date>
    <meta:editing-duration>PT9M36S</meta:editing-duration>
    <meta:editing-cycles>1</meta:editing-cycles>
    <meta:document-statistic meta:table-count="0" meta:image-count="0" meta:object-count="0" meta:page-count="2" meta:paragraph-count="26" meta:word-count="368" meta:character-count="1965" meta:non-whitespace-character-count="1630"/>
    <meta:generator>LibreOffice/5.2.1.2$MacOSX_X86_64 LibreOffice_project/31dd62db80d4e60af04904455ec9c9219178d620</meta:generator>
  </office:meta>
</office:document-meta>
</file>